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Oxygen, Oxygen-Sans, Ubuntu, Cantarell, 'Helvetica Neue', 'Open Sans', Arial, sans-serif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16pt" officeooo:rsid="000ced7e" officeooo:paragraph-rsid="000ced7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nux Biolinum G" fo:font-size="14pt" officeooo:rsid="000ced7e" officeooo:paragraph-rsid="000ced7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officeooo:rsid="000ced7e" officeooo:paragraph-rsid="000ced7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4pt" officeooo:rsid="000f0258" officeooo:paragraph-rsid="000ced7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nux Biolinum G" fo:font-size="14pt" officeooo:rsid="000f0258" officeooo:paragraph-rsid="000f0258" style:font-size-asian="12.25pt" style:font-size-complex="14pt"/>
    </style:style>
    <style:style style:name="T1" style:family="text">
      <style:text-properties fo:font-variant="normal" fo:text-transform="none" fo:color="#000000" style:font-name="apple-system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pple-system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style:text-line-through-style="none" style:text-line-through-type="none" style:font-name="apple-system" fo:font-size="9.75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 El microprocesador</text:p>
      <text:p text:style-name="P1"/>
      <text:p text:style-name="P2">2. Busca en la web de AMD información sobre el procesador AMD FX 8120 y rellena una tabla similar a la realizada en el apartado anterior. Haz lo mismo con el Intel Core i7-2655LE. Si tuvieras que comprar uno de ellos sin tener en cuenta el precio, ¿cuál escogerías? Justifica tu respuesta según cada una de las especificaciones del apartado anterior.</text:p>
      <text:p text:style-name="P2">3. Realiza un esquema de los puntos 6.1 y 6.2 del tema.</text:p>
      <text:p text:style-name="P2"/>
      <text:p text:style-name="P2">4. ¿Qué se entiende por overclocking?</text:p>
      <text:p text:style-name="P2"/>
      <text:p text:style-name="P2">Es una técnica que permite aumentar las prestaciones de tu PC jugando con la velocidad de funcionamiento de algunos componentes.</text:p>
      <text:p text:style-name="P2"/>
      <text:p text:style-name="P2">5. En la actualidad ¿cuál es el microprocesador con mayor número de núcleos? ¿Cuántos núcleos tiene? Localizar microprocesadores para equipos de sobremesa, no para servidores.</text:p>
      <text:p text:style-name="P4"><text:span text:style-name="T1"/></text:p>
      <text:p text:style-name="P5"><text:span text:style-name="T1">AMD Ryzen Threadripper 3970X</text:span><text:span text:style-name="T2"><text:line-break/><text:line-break/></text:span><text:span text:style-name="T1">32 / 64 (Núcleos / Hilos ) Este es un procesador enfocado al usuario con unos requisitos de potencia muy alt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Oxygen, Oxygen-Sans, Ubuntu, Cantarell, 'Helvetica Neue', 'Open Sans', Arial, sans-serif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4:26:25.841000000</meta:creation-date>
    <dc:date>2020-01-21T11:02:19.672000000</dc:date>
    <meta:editing-duration>PT19H4M43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7" meta:word-count="153" meta:character-count="915" meta:non-whitespace-character-count="768"/>
  </office:meta>
</office:document-meta>
</file>